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3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3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4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5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6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9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0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3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4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5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6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7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8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5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7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07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10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f4647" officeooo:paragraph-rsid="009f4647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115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116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117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118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2"/>
      <text:p text:style-name="P32">30 seconds in 18 hours</text:p>
      <text:p text:style-name="P32">i.e. 40 seconds in 24 hours</text:p>
      <text:p text:style-name="P32">accuracy is 0.0465</text:p>
      <text:p text:style-name="P32"/>
      <text:p text:style-name="P32">crystal timer counts to 4096 in 1 sec</text:p>
      <text:p text:style-name="P32">count to 4095 gives 0.024% increase in speed</text:p>
      <text:p text:style-name="P32"/>
      <text:p text:style-name="P32"/>
      <text:p text:style-name="P33">Mux modes</text:p>
      <text:p text:style-name="P33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4"/>
      <text:p text:style-name="P7"><text:span text:style-name="T6">T</text:span><text:span text:style-name="T3">0:</text:span></text:p>
      <text:p text:style-name="P35">Drive at <text:tab/><text:tab/>8000KHz</text:p>
      <text:p text:style-name="P35">Use <text:tab/><text:tab/><text:tab/>1024 prescaler</text:p>
      <text:p text:style-name="P35">Gives a clock of <text:tab/>7.8125KHz </text:p>
      <text:p text:style-name="P35">count = Clock x Time</text:p>
      <text:p text:style-name="P7"><text:span text:style-name="T3">Count to 255 in <text:tab/></text:span><text:span text:style-name="T8">32.64mS</text:span></text:p>
      <text:p text:style-name="P54"/>
      <text:p text:style-name="P54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7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7"/>
      <text:p text:style-name="P46">1.<text:span text:style-name="T36">7</text:span>5<text:span text:style-name="T36">0</text:span>ms</text:p>
      <text:p text:style-name="P46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6">Delay is 1.92ms</text:p>
      <text:p text:style-name="P24"/>
      <text:p text:style-name="P24"/>
      <text:p text:style-name="P5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6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6"/>
      <text:p text:style-name="P41">1.875ms</text:p>
      <text:p text:style-name="P41">Count of 16 * 15 = 240 </text:p>
      <text:p text:style-name="P15">Set TCNT0 to 256-240 = 16</text:p>
      <text:p text:style-name="P41">Delay is 1.92ms</text:p>
      <text:p text:style-name="P38"/>
      <text:p text:style-name="P38">/******************************/</text:p>
      <text:p text:style-name="P38"/>
      <text:p text:style-name="P41">250us</text:p>
      <text:p text:style-name="P9">Prescaler = <text:span text:style-name="T20">4 </text:span><text:span text:style-name="T10">gives /256</text:span></text:p>
      <text:p text:style-name="P41">clock = 31.25KHz</text:p>
      <text:p text:style-name="P41">in 250us counts to 7.8125 <text:span text:style-name="T21">i.e. 8</text:span></text:p>
      <text:p text:style-name="P22">Set TCNT0 to 248<text:tab/><text:span text:style-name="T3">Delay is 256us</text:span></text:p>
      <text:p text:style-name="P41"/>
      <text:p text:style-name="P41">3750us</text:p>
      <text:p text:style-name="P47">count to 120</text:p>
      <text:p text:style-name="P22">Set TCNT0 to 136<text:span text:style-name="T3"><text:tab/>Delay is 3.84ms</text:span></text:p>
      <text:p text:style-name="P40"/>
      <text:p text:style-name="P40">/******************************/</text:p>
      <text:p text:style-name="P49">375us</text:p>
      <text:p text:style-name="P11">Prescaler = <text:span text:style-name="T20">4 </text:span><text:span text:style-name="T10">gives /256</text:span></text:p>
      <text:p text:style-name="P43">clock = 31.25KHz</text:p>
      <text:p text:style-name="P49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49"/>
      <text:p text:style-name="P49">5625us</text:p>
      <text:p text:style-name="P23">Set TCNT0 to <text:span text:style-name="T23">76</text:span><text:span text:style-name="T12"> <text:tab/>Delay is 5.76ms</text:span></text:p>
      <text:p text:style-name="P39"/>
      <text:p text:style-name="P39">/******************************/</text:p>
      <text:p text:style-name="P39"/>
      <text:p text:style-name="P47">500uS</text:p>
      <text:p text:style-name="P10"><text:soft-page-break/>Prescaler = <text:span text:style-name="T20">4 </text:span><text:span text:style-name="T10">gives /256</text:span></text:p>
      <text:p text:style-name="P42">clock = 31.25KHz</text:p>
      <text:p text:style-name="P43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3"/>
      <text:p text:style-name="P47">7500us</text:p>
      <text:p text:style-name="P16">Set TCNT0 to <text:span text:style-name="T22">16</text:span><text:span text:style-name="T11"><text:tab/>Gives delay of 7.68m</text:span></text:p>
      <text:p text:style-name="P48"/>
      <text:p text:style-name="P40">/******************************/</text:p>
      <text:p text:style-name="P49"/>
      <text:p text:style-name="P49">625us</text:p>
      <text:p text:style-name="P12">Prescaler = 5<text:span text:style-name="T3"> gives /1024</text:span></text:p>
      <text:p text:style-name="P44">clock = 7.8125KHz</text:p>
      <text:p text:style-name="P44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4"/>
      <text:p text:style-name="P49">93<text:span text:style-name="T27">75</text:span>us</text:p>
      <text:p text:style-name="P18">Set TCNT0 to <text:span text:style-name="T24">181<text:tab/></text:span><text:span text:style-name="T13">Delay is 9.6ms </text:span></text:p>
      <text:p text:style-name="P50"/>
      <text:p text:style-name="P50">/******************************/</text:p>
      <text:p text:style-name="P50"/>
      <text:p text:style-name="P50">750us</text:p>
      <text:p text:style-name="P13">Prescaler = 5<text:span text:style-name="T3"> gives /1024</text:span></text:p>
      <text:p text:style-name="P45">clock = 7.8125KHz</text:p>
      <text:p text:style-name="P50">in 750us counts to 5.859 i.e. 6</text:p>
      <text:p text:style-name="P18">Set TCNT0 to <text:span text:style-name="T24">250</text:span><text:span text:style-name="T13"><text:tab/>Delay is 768us</text:span></text:p>
      <text:p text:style-name="P50"/>
      <text:p text:style-name="P50">11250us </text:p>
      <text:p text:style-name="P18">Set TCNT0 to <text:span text:style-name="T24">166</text:span><text:span text:style-name="T13"><text:tab/>Delay is 11.52ms</text:span></text:p>
      <text:p text:style-name="P50"/>
      <text:p text:style-name="P50">/******************************/</text:p>
      <text:p text:style-name="P50"/>
      <text:p text:style-name="P50">1250us</text:p>
      <text:p text:style-name="P13">Prescaler = 5<text:span text:style-name="T3"> gives /1024</text:span></text:p>
      <text:p text:style-name="P45">clock = 7.8125KHz</text:p>
      <text:p text:style-name="P50">In 1250us <text:span text:style-name="T25">counts to 9.76 i.e.10</text:span></text:p>
      <text:p text:style-name="P52"><text:span text:style-name="T19">Set TCNT0 to 246</text:span><text:tab/>Delay is 1280us</text:p>
      <text:p text:style-name="P52"/>
      <text:p text:style-name="P52">18.75ms</text:p>
      <text:p text:style-name="P19">Set TCNT0 to <text:span text:style-name="T25">106</text:span><text:span text:style-name="T14"><text:tab/>Delay is 19.2ms</text:span></text:p>
      <text:p text:style-name="P51"/>
      <text:p text:style-name="P51">/******************************/</text:p>
      <text:p text:style-name="P53"><text:span text:style-name="T24">2</text:span>ms</text:p>
      <text:p text:style-name="P53">Counts to15.625 i.e. 16</text:p>
      <text:p text:style-name="P20">Set TCNT0 to <text:span text:style-name="T26">240</text:span><text:span text:style-name="T15"><text:tab/>Delay is 2.048ms</text:span></text:p>
      <text:p text:style-name="P53">30ms</text:p>
      <text:p text:style-name="P53">Count to 240</text:p>
      <text:p text:style-name="P20">Set TCNT0 to <text:span text:style-name="T26">16</text:span><text:span text:style-name="T15"><text:tab/>Delay is 30.72ms</text:span></text:p>
      <text:p text:style-name="P53"/>
      <text:p text:style-name="P25"><text:span text:style-name="T15">S</text:span><text:span text:style-name="T3">ET bootloader to erase after detecting the “:” at the start of the first line</text:span></text:p>
      <text:p text:style-name="P56"/>
      <text:p text:style-name="P57">Update Version info</text:p>
      <text:p text:style-name="P57"><text:soft-page-break/></text:p>
      <text:p text:style-name="P26">New file names</text:p>
      <text:p text:style-name="P58"/>
      <text:p text:style-name="P58">Original file names</text:p>
      <text:p text:style-name="P60">saves under Github\PCB-111000_V2</text:p>
      <text:p text:style-name="P58">Mini-OS_V1\Mini-OS_V23_CA\ <text:s/><text:span text:style-name="T31">OK</text:span></text:p>
      <text:p text:style-name="P58">Mini-OS_V1\Mini-OS_V24_CC\ <text:span text:style-name="T31">OK</text:span></text:p>
      <text:p text:style-name="P58">Mini-OS_V2\Mini-OS_V25_CA\ <text:span text:style-name="T31">OK</text:span></text:p>
      <text:p text:style-name="P58">Mini-OS_V2\Mini-OS_V26_CC<text:span text:style-name="T29">\ OK<text:tab/>Note: all use the same Resources file </text:span></text:p>
      <text:p text:style-name="P58"/>
      <text:p text:style-name="P59">Mini-OS_V1_<text:span text:style-name="T28">IC</text:span>\Mini-OS_V2<text:span text:style-name="T28">7</text:span>_CA\ <text:span text:style-name="T31">OK</text:span></text:p>
      <text:p text:style-name="P59">Mini-OS_V1_<text:span text:style-name="T28">IC</text:span>\Mini-OS_V2<text:span text:style-name="T28">8</text:span>_CC\ <text:span text:style-name="T31">OK</text:span></text:p>
      <text:p text:style-name="P59">Mini-OS_V2_<text:span text:style-name="T28">IC</text:span>\Mini-OS_V<text:span text:style-name="T30">29</text:span>_CA\ <text:span text:style-name="T31">OK</text:span></text:p>
      <text:p text:style-name="P59">Mini-OS_V2_<text:span text:style-name="T28">IC</text:span>\Mini-OS_V<text:span text:style-name="T30">30</text:span>_CC<text:span text:style-name="T31">\ OK<text:tab/>Projects all built and copied from V23 to V26</text:span></text:p>
      <text:p text:style-name="P58"/>
      <text:p text:style-name="P61">Replace individual resources folder with a shared Mini-OS_Resources folder</text:p>
      <text:p text:style-name="P62">Mini-OS_V1 and V2 updated OK.</text:p>
      <text:p text:style-name="P62"/>
      <text:p text:style-name="P62">Note Optimise on level -01 </text:p>
      <text:p text:style-name="P62"/>
      <text:p text:style-name="P63">Changes effect <text:tab/>ISR_subroutines.c</text:p>
      <text:p text:style-name="P63">and<text:tab/><text:tab/><text:tab/>mode_definitions.h<text:tab/><text:tab/><text:span text:style-name="T32">Common to all versions</text:span></text:p>
      <text:p text:style-name="P64">Add to Mini-OS_resources and version 2 files</text:p>
      <text:p text:style-name="P64"/>
      <text:p text:style-name="P65">Note line T0_interupt_cnt = 0; added to macro #define I2C_Tx_LED_dimmer \</text:p>
      <text:p text:style-name="P65"/>
      <text:p text:style-name="P66">Add Timer definitions to the Mini-OS project header files</text:p>
      <text:p text:style-name="P66"/>
      <text:p text:style-name="P66"/>
      <text:p text:style-name="P67">Changes to bootloaders<text:tab/></text:p>
      <text:p text:style-name="P67">Erase flash after sending new hex file, not after keypress p at p/r prompt</text:p>
      <text:p text:style-name="P67"/>
      <text:p text:style-name="P67">Mini-OS_V1_bootloaders</text:p>
      <text:p text:style-name="P67"><text:tab/>2_pcb_Bootloader_V4_25_CA</text:p>
      <text:p text:style-name="P67"><text:tab/>2_pcb_Bootloader_V4_2<text:span text:style-name="T34">6</text:span>_C<text:span text:style-name="T34">C</text:span></text:p>
      <text:p text:style-name="P67"/>
      <text:p text:style-name="P67">Mini-OS_V2_bootloaders</text:p>
      <text:p text:style-name="P67"><text:tab/>2_pcb_Bootloader_V4_27_CA</text:p>
      <text:p text:style-name="P67"><text:tab/><text:span text:style-name="T34">2_pcb_Bootloader_V4_28_CC</text:span></text:p>
      <text:p text:style-name="P67"/>
      <text:p text:style-name="P70">USE Optimize for size (-Os)</text:p>
      <text:p text:style-name="P70">AND</text:p>
      <text:p text:style-name="P70">Memory settings text = 0x3800</text:p>
      <text:p text:style-name="P69">BECOME</text:p>
      <text:p text:style-name="P68">Mini-OS_V1_<text:span text:style-name="T35">with_IC_</text:span>bootloaders</text:p>
      <text:p text:style-name="P68"><text:tab/>2_pcb_Bootloader_V4_2<text:span text:style-name="T35">9</text:span>_CA</text:p>
      <text:p text:style-name="P68"><text:tab/>2_pcb_Bootloader_V4_<text:span text:style-name="T35">30</text:span>_C<text:span text:style-name="T34">C</text:span></text:p>
      <text:p text:style-name="P68"/>
      <text:p text:style-name="P68">Mini-OS_V2_<text:span text:style-name="T35">with_IC_</text:span>bootloaders</text:p>
      <text:p text:style-name="P68"><text:tab/>2_pcb_Bootloader_V4_<text:span text:style-name="T35">31</text:span>_CA</text:p>
      <text:p text:style-name="P68"><text:tab/><text:span text:style-name="T34">2_pcb_Bootloader_V4_32_CC</text:span></text:p>
      <text:p text:style-name="P68"/>
      <text:p text:style-name="P71"><text:soft-page-break/>Combine </text:p>
      <text:p text:style-name="P71">Mini-OS_V27_CA<text:tab/>with<text:tab/><text:tab/><text:span text:style-name="T33">2_pcb_Bootloader_V4_29_CA</text:span></text:p>
      <text:p text:style-name="P71">Mini-OS_V28_CC<text:tab/>with<text:tab/><text:tab/><text:span text:style-name="T33">2_pcb_Bootloader_V4_30_CC</text:span></text:p>
      <text:p text:style-name="P71">Mini-OS_V29_CA<text:tab/>with<text:tab/><text:tab/><text:span text:style-name="T33">2_pcb_Bootloader_V4_31_CA</text:span></text:p>
      <text:p text:style-name="P72">Mini-OS_V30_CC<text:tab/>with<text:tab/><text:tab/><text:span text:style-name="T34">2_pcb_Bootloader_V4_32_CC</text:span></text:p>
      <text:p text:style-name="P72"/>
      <text:p text:style-name="P73">All bootloaders successfully copied to new versions ready to be modified</text:p>
      <text:p text:style-name="P73"/>
      <text:p text:style-name="P73"/>
      <text:p text:style-name="P27">Three level brightness control</text:p>
      <text:p text:style-name="P74"/>
      <text:p text:style-name="P75">Eeprom 0x3FF equal</text:p>
      <text:p text:style-name="P75"><text:tab/>01<text:tab/><text:tab/>High level brightness 2mS on all the time</text:p>
      <text:p text:style-name="P75"><text:tab/>02<text:tab/><text:tab/>Medium brightness: On for 250uS off for 1750us</text:p>
      <text:p text:style-name="P75"><text:tab/>03<text:tab/><text:tab/>Low level brightness:<text:tab/>Onn for 125uS off for 1875uS</text:p>
      <text:p text:style-name="P75"/>
      <text:p text:style-name="P28">Mini-OS/bootloader changes completed</text:p>
      <text:p text:style-name="P76"/>
      <text:p text:style-name="P77">Generate Bootloader_resources directory and copy in </text:p>
      <text:p text:style-name="P77">HW, SW resources and header file.</text:p>
      <text:p text:style-name="P77"/>
      <text:p text:style-name="P77">Only differences effect LED_ON/OFF macros</text:p>
      <text:p text:style-name="P77"/>
      <text:p text:style-name="P78">Changed Bootloader resources:</text:p>
      <text:p text:style-name="P78">2_pcb_Bootloader_V4_29_CA</text:p>
      <text:p text:style-name="P78"/>
      <text:p text:style-name="P29">Recompile and check for no changes</text:p>
      <text:p text:style-name="P79"/>
      <text:p text:style-name="P30">Version 2</text:p>
      <text:p text:style-name="P80">Mini-OS_V29_CA<text:tab/><text:tab/><text:tab/><text:span text:style-name="T37">OK</text:span><text:tab/></text:p>
      <text:p text:style-name="P80">2_pcb_Bootloader_V4_31_CA<text:tab/><text:span text:style-name="T37">OK</text:span></text:p>
      <text:p text:style-name="P80"/>
      <text:p text:style-name="P80">Mini-OS_V30_CC<text:tab/><text:tab/><text:tab/><text:span text:style-name="T38">OK</text:span></text:p>
      <text:p text:style-name="P80">2_pcb_Bootloader_V4_32_CC<text:tab/><text:span text:style-name="T38">OK</text:span></text:p>
      <text:p text:style-name="P80"/>
      <text:p text:style-name="P30">Update and test version 1</text:p>
      <text:p text:style-name="P83"/>
      <text:p text:style-name="P84">Mini-OS_V27_CA<text:tab/><text:tab/><text:tab/><text:span text:style-name="T39">OK</text:span></text:p>
      <text:p text:style-name="P83">2_pcb_Bootloader_V4_29_CA<text:tab/><text:span text:style-name="T41">Updated and recompiled OK .Tested OK</text:span></text:p>
      <text:p text:style-name="P83"/>
      <text:p text:style-name="P83">Mini-OS_V28_CC<text:tab/><text:tab/><text:tab/><text:span text:style-name="T40">OK</text:span></text:p>
      <text:p text:style-name="P83">2_pcb_Bootloader_V4_30_CC<text:tab/><text:span text:style-name="T42">OK</text:span></text:p>
      <text:p text:style-name="P83"/>
      <text:p text:style-name="P86">Split mini-OS_header files into general and specific files and update medium intensity setting (Use 350uS in place of 250uS).</text:p>
      <text:p text:style-name="P86"/>
      <text:p text:style-name="P81">Mini-OS_V29_CA<text:tab/><text:span text:style-name="T44">OK</text:span></text:p>
      <text:p text:style-name="P82">Mini-OS_V30_CC<text:tab/><text:span text:style-name="T45">OK</text:span></text:p>
      <text:p text:style-name="P86"/>
      <text:p text:style-name="P87">Mini-OS_V28_CC<text:tab/>OK</text:p>
      <text:p text:style-name="P85">Mini-OS_V27_CA<text:tab/><text:span text:style-name="T43">OK</text:span></text:p>
      <text:p text:style-name="P109">MINI-OS purging of obsolete code</text:p>
      <text:p text:style-name="P88"/>
      <text:p text:style-name="P31">Modes in user projects</text:p>
      <text:p text:style-name="P88"/>
      <text:p text:style-name="P92">I2C_Tx_LED_dimmer();<text:tab/><text:tab/><text:tab/><text:tab/><text:span text:style-name="T46">Mode <text:s/>Q</text:span></text:p>
      <text:p text:style-name="P92">I2C_TX_328_check();<text:tab/><text:tab/><text:tab/><text:tab/><text:tab/><text:span text:style-name="T46">V</text:span></text:p>
      <text:p text:style-name="P92">I2C_Rx_get_version_A('0');<text:tab/><text:tab/><text:tab/><text:tab/><text:tab/><text:span text:style-name="T46">P</text:span></text:p>
      <text:p text:style-name="P92">Read_Hello_world_string_A();<text:tab/><text:tab/><text:tab/><text:tab/><text:span text:style-name="T46">H</text:span></text:p>
      <text:p text:style-name="P92"/>
      <text:p text:style-name="P93">I2C_Tx_2_integers<text:tab/><text:tab/><text:tab/><text:tab/><text:tab/><text:tab/><text:span text:style-name="T49">1</text:span></text:p>
      <text:p text:style-name="P94">I2C_Tx_any_segment_clear_alI<text:tab/><text:tab/><text:tab/><text:tab/><text:span text:style-name="T55">2</text:span></text:p>
      <text:p text:style-name="P94"><text:span text:style-name="T54">I</text:span>2C_Tx_any_segment<text:tab/><text:tab/><text:tab/><text:tab/><text:tab/><text:tab/><text:span text:style-name="T49">3</text:span></text:p>
      <text:p text:style-name="P93">I2C_Tx_long<text:tab/><text:tab/><text:tab/><text:tab/><text:tab/><text:tab/><text:tab/><text:span text:style-name="T49">6</text:span></text:p>
      <text:p text:style-name="P89"/>
      <text:p text:style-name="P93">I2C_Tx_Bwops<text:tab/><text:tab/><text:tab/><text:tab/><text:tab/><text:tab/><text:span text:style-name="T49">G</text:span></text:p>
      <text:p text:style-name="P93">I2C_Tx_8_byte_array<text:tab/><text:tab/><text:tab/><text:tab/><text:tab/><text:tab/><text:span text:style-name="T49">4</text:span></text:p>
      <text:p text:style-name="P93">I2C_Tx_display_char<text:tab/><text:tab/><text:tab/><text:tab/><text:tab/><text:tab/><text:span text:style-name="T49">5</text:span></text:p>
      <text:p text:style-name="P89"/>
      <text:p text:style-name="P93">I2C_Tx_OS_timer<text:tab/><text:tab/><text:tab/><text:tab/><text:tab/><text:span text:style-name="T54">CDEF</text:span></text:p>
      <text:p text:style-name="P93">I2C_Tx_Clock_command<text:tab/><text:tab/><text:tab/><text:tab/><text:span text:style-name="T54">CDEF</text:span></text:p>
      <text:p text:style-name="P93">I2C_initiate_10mS_re<text:span text:style-name="T47">f()<text:tab/><text:tab/><text:tab/><text:tab/>CDEF</text:span></text:p>
      <text:p text:style-name="P89"/>
      <text:p text:style-name="P93">I2C_Tx_float_num<text:tab/><text:tab/><text:tab/><text:tab/><text:tab/><text:tab/><text:span text:style-name="T48">K</text:span></text:p>
      <text:p text:style-name="P93">I2C_displayToNum<text:tab/><text:tab/><text:tab/><text:tab/><text:tab/><text:tab/><text:span text:style-name="T49">I</text:span></text:p>
      <text:p text:style-name="P90"/>
      <text:p text:style-name="P101">I2C_initiate_7_8125mS_ref<text:tab/><text:span text:style-name="T50">(Cals 168)</text:span><text:tab/><text:tab/><text:tab/><text:span text:style-name="T50">U</text:span></text:p>
      <text:p text:style-name="P101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1">scan_328_cal_factors<text:tab/><text:tab/><text:tab/><text:tab/><text:tab/><text:tab/><text:span text:style-name="T50">M</text:span></text:p>
      <text:p text:style-name="P98"/>
      <text:p text:style-name="P98">PCB_test<text:tab/><text:tab/><text:tab/><text:tab/><text:tab/><text:tab/><text:tab/><text:span text:style-name="T56">O</text:span></text:p>
      <text:p text:style-name="P100">Multiplexer_demo;<text:tab/><text:tab/><text:tab/><text:tab/><text:tab/><text:tab/><text:span text:style-name="T56">L</text:span></text:p>
      <text:p text:style-name="P90"/>
      <text:p text:style-name="P96">I2C_Tx_display(): <text:tab/><text:tab/><text:tab/><text:span text:style-name="T54">Uses </text:span>I2C_Tx_2_integers</text:p>
      <text:p text:style-name="P95">display_8_digit_num_string<text:span text:style-name="T47">()<text:tab/><text:tab/>Uses I2C_Tx_8_byte_array</text:span></text:p>
      <text:p text:style-name="P95">display_FPN_short<text:span text:style-name="T48">()<text:tab/><text:tab/><text:tab/>Uses I2C_Tx_8_byte_array()</text:span></text:p>
      <text:p text:style-name="P95">I2C_FPN_to_display<text:tab/><text:tab/><text:tab/><text:span text:style-name="T55">Uses I2C_Tx_float_num</text:span></text:p>
      <text:p text:style-name="P90"/>
      <text:p text:style-name="P90"/>
      <text:p text:style-name="P90"/>
      <text:p text:style-name="P90">Modes in mini-OS</text:p>
      <text:p text:style-name="P101">1<text:tab/>I2C_Tx_2_integers;</text:p>
      <text:p text:style-name="P101">2<text:tab/>I2C_Tx_any_segment; </text:p>
      <text:p text:style-name="P101">3<text:tab/>I2C_Tx_any_segment; </text:p>
      <text:p text:style-name="P101">4<text:tab/>I2C_Tx_8_byte_array</text:p>
      <text:p text:style-name="P101">5<text:tab/>I2C_Tx_display_char;</text:p>
      <text:p text:style-name="P101">6<text:tab/>I2C_Tx_long;</text:p>
      <text:p text:style-name="P107">7<text:tab/>I2C_Tx_Compile_tables();<text:tab/><text:tab/><text:span text:style-name="T49">obsolete</text:span></text:p>
      <text:p text:style-name="P107">8<text:tab/>I2C_Tx_2URNs_from_IO ();<text:tab/><text:span text:style-name="T49">Obsolete</text:span></text:p>
      <text:p text:style-name="P107">9<text:tab/>I2C_Tx_Uarithmetic_OP ();<text:tab/><text:span text:style-name="T49">Obsolete</text:span></text:p>
      <text:p text:style-name="P108">A<text:tab/>I2C_Tx_accumulator_1()<text:tab/><text:tab/>Obsolete</text:p>
      <text:p text:style-name="P108">B<text:tab/>I2C_Tx_accumulator_2()<text:tab/><text:tab/>Obsolete</text:p>
      <text:p text:style-name="P99">C<text:tab/>Clock</text:p>
      <text:p text:style-name="P99">D<text:tab/>Clock</text:p>
      <text:p text:style-name="P99"><text:soft-page-break/>E<text:tab/>Clock</text:p>
      <text:p text:style-name="P99">F<text:tab/>Clock</text:p>
      <text:p text:style-name="P99">G<text:tab/>I2C_Tx_BWops;<text:tab/></text:p>
      <text:p text:style-name="P99">H<text:tab/>Message_from_the_OS();</text:p>
      <text:p text:style-name="P99">I<text:tab/>I2C_displayToLong;</text:p>
      <text:p text:style-name="P105">J<text:tab/>I2C_Tx_real_num;<text:tab/><text:tab/><text:span text:style-name="T17">Not sure about this one?</text:span></text:p>
      <text:p text:style-name="P99">K<text:tab/>I2C_Tx_float_num;</text:p>
      <text:p text:style-name="P99">L<text:tab/>Multiplexer_demo;</text:p>
      <text:p text:style-name="P99">M<text:tab/>cal_plot_328(); </text:p>
      <text:p text:style-name="P97">N<text:tab/>manual_cal_PCB_A_device();</text:p>
      <text:p text:style-name="P97">O<text:tab/>PCB_test</text:p>
      <text:p text:style-name="P97">P<text:tab/>I2C_Rx_get_version;</text:p>
      <text:p text:style-name="P97">Q<text:tab/>I2C_Tx_LED_dimmer;</text:p>
      <text:p text:style-name="P97">U<text:tab/>start_T2_for_ATMEGA_168_cal(1)</text:p>
      <text:p text:style-name="P97">V<text:tab/>set_diagnostic_mode;</text:p>
      <text:p text:style-name="P91"/>
      <text:p text:style-name="P91">W<text:tab/>restore_168_EEPROM_strings; OBSOLETE</text:p>
      <text:p text:style-name="P91">X<text:tab/>cal_spot_check();</text:p>
      <text:p text:style-name="P91">Y<text:tab/>Trash cal bytes <text:tab/>OBSOLETE</text:p>
      <text:p text:style-name="P91">Z<text:tab/>Transmit OSCCAL</text:p>
      <text:p text:style-name="P91"/>
      <text:p text:style-name="P91"/>
      <text:p text:style-name="P106">Check the new mini-OS</text:p>
      <text:p text:style-name="P91"/>
      <text:p text:style-name="P102">Update Mini-OS_V2\Mini-OS_V29_CA and hex files and load onto V2_CA pcb</text:p>
      <text:p text:style-name="P103">Test on:</text:p>
      <text:p text:style-name="P103"><text:tab/>Intensity_tests</text:p>
      <text:p text:style-name="P103"><text:tab/>Mux_demo</text:p>
      <text:p text:style-name="P103"><text:tab/>PCB_test</text:p>
      <text:p text:style-name="P103">Proj_9A_168_manual_cal</text:p>
      <text:p text:style-name="P103">Proj_9B_168_auto_cal</text:p>
      <text:p text:style-name="P103">Proj_9C_ATMEGA328_manual_cal</text:p>
      <text:p text:style-name="P103">Proj_9D_ATMEGA328_plot_cal</text:p>
      <text:p text:style-name="P103">Proj_9E_ATMEGA168_plot_cal</text:p>
      <text:p text:style-name="P104">Default program (1_first_project\Example_1.hex)</text:p>
      <text:p text:style-name="P104">I2C_TX_328_check()</text:p>
      <text:p text:style-name="P104"><text:tab/>1 for OS version<text:tab/><text:span text:style-name="T19">Mistakes in the data noted here</text:span> </text:p>
      <text:p text:style-name="P104"><text:tab/>2 for system data</text:p>
      <text:p text:style-name="P104"><text:tab/>3 Message from the OS (x to escape)<text:tab/><text:tab/><text:span text:style-name="T57">V1_CC fails (always prints Hello World)</text:span></text:p>
      <text:p text:style-name="P104"><text:tab/>4 Default project</text:p>
      <text:p text:style-name="P104"><text:tab/>0 to escape</text:p>
      <text:p text:style-name="P104"/>
      <text:p text:style-name="P113">Recompile everything</text:p>
      <text:p text:style-name="P113"/>
      <text:p text:style-name="P113">Version 1</text:p>
      <text:p text:style-name="P113"/>
      <text:p text:style-name="P114">Mini-OS_V27_CA<text:tab/><text:tab/><text:tab/><text:tab/><text:tab/><text:span text:style-name="T61">Text change only (SW version update)</text:span></text:p>
      <text:p text:style-name="P114">2_pcb_Bootloader_V4_29_CA<text:tab/><text:tab/><text:tab/><text:span text:style-name="T59">No change</text:span></text:p>
      <text:p text:style-name="P114"/>
      <text:p text:style-name="P115">Mini-OS_V28_CC<text:tab/><text:tab/><text:tab/><text:tab/><text:tab/><text:span text:style-name="T61">Text change only (SW version update)</text:span><text:tab/></text:p>
      <text:p text:style-name="P114">2_pcb_Bootloader_V4_30_CC<text:tab/><text:tab/><text:tab/><text:span text:style-name="T60">No change</text:span></text:p>
      <text:p text:style-name="P114"/>
      <text:p text:style-name="P118"><text:soft-page-break/>Version 2</text:p>
      <text:p text:style-name="P118"/>
      <text:p text:style-name="P117">Mini-OS_V29_CA<text:tab/><text:tab/><text:tab/><text:tab/><text:tab/><text:span text:style-name="T61">Text change only (SW version update)<text:tab/></text:span><text:tab/></text:p>
      <text:p text:style-name="P116">2_pcb_Bootloader_V4_31_C<text:span text:style-name="T57">A<text:tab/><text:tab/><text:tab/>No change</text:span></text:p>
      <text:p text:style-name="P114"/>
      <text:p text:style-name="P116">Mini-OS_V30_CC</text:p>
      <text:p text:style-name="P112">2_pcb_Bootloader_V4_32_CC<text:tab/><text:tab/><text:tab/><text:span text:style-name="T58">No change</text:span></text:p>
      <text:p text:style-name="P111"/>
      <text:p text:style-name="P1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6T20:45:28.422000000</dc:date>
    <meta:editing-duration>PT19H37M18S</meta:editing-duration>
    <meta:editing-cycles>67</meta:editing-cycles>
    <meta:document-statistic meta:table-count="0" meta:image-count="0" meta:object-count="0" meta:page-count="9" meta:paragraph-count="319" meta:word-count="1255" meta:character-count="8918" meta:non-whitespace-character-count="7738"/>
  </office:meta>
</office:document-meta>
</file>